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erif" svg:font-family="serif"/>
    <style:font-face style:name="FreeSans1" svg:font-family="FreeSans" style:font-family-generic="swiss"/>
    <style:font-face style:name="DejaVu Sans Mono" svg:font-family="'DejaVu Sans Mono'" style:font-family-generic="modern" style:font-pitch="fixed"/>
    <style:font-face style:name="Noto Sans Mono CJK SC" svg:font-family="'Noto Sans Mono CJK SC'"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2b0ef"/>
    </style:style>
    <style:style style:name="P2" style:family="paragraph" style:parent-style-name="Standard">
      <style:paragraph-properties fo:text-align="start" style:justify-single-word="false"/>
      <style:text-properties officeooo:paragraph-rsid="0004f433"/>
    </style:style>
    <style:style style:name="P3" style:family="paragraph" style:parent-style-name="Standard">
      <style:paragraph-properties fo:text-align="start" style:justify-single-word="false"/>
      <style:text-properties officeooo:paragraph-rsid="00081b00"/>
    </style:style>
    <style:style style:name="P4" style:family="paragraph" style:parent-style-name="Standard">
      <style:paragraph-properties fo:text-align="start" style:justify-single-word="false"/>
      <style:text-properties officeooo:rsid="000300f0" officeooo:paragraph-rsid="000300f0"/>
    </style:style>
    <style:style style:name="P5" style:family="paragraph" style:parent-style-name="Standard">
      <style:paragraph-properties fo:text-align="start" style:justify-single-word="false"/>
      <style:text-properties officeooo:rsid="00084211" officeooo:paragraph-rsid="00084211"/>
    </style:style>
    <style:style style:name="P6" style:family="paragraph" style:parent-style-name="Standard">
      <style:paragraph-properties fo:text-align="start" style:justify-single-word="false"/>
      <style:text-properties officeooo:rsid="00081b00" officeooo:paragraph-rsid="00081b00"/>
    </style:style>
    <style:style style:name="P7" style:family="paragraph" style:parent-style-name="Standard">
      <style:paragraph-properties fo:text-align="start" style:justify-single-word="false"/>
      <style:text-properties officeooo:paragraph-rsid="0002b0ef"/>
    </style:style>
    <style:style style:name="P8" style:family="paragraph" style:parent-style-name="Standard">
      <style:paragraph-properties fo:text-align="start" style:justify-single-word="false"/>
      <style:text-properties officeooo:paragraph-rsid="000c38dc"/>
    </style:style>
    <style:style style:name="P9" style:family="paragraph" style:parent-style-name="Standard">
      <style:paragraph-properties fo:text-align="start" style:justify-single-word="false"/>
      <style:text-properties officeooo:paragraph-rsid="000f936c"/>
    </style:style>
    <style:style style:name="P10" style:family="paragraph" style:parent-style-name="Text_20_body">
      <style:paragraph-properties fo:text-align="start" style:justify-single-word="false"/>
      <style:text-properties fo:font-variant="normal" fo:text-transform="none" fo:color="#1a1a1a" loext:opacity="100%" style:font-name="serif" fo:font-size="12pt" fo:letter-spacing="normal" fo:font-style="normal" fo:font-weight="normal" officeooo:paragraph-rsid="0002b0ef"/>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style>
    <style:style style:name="T1" style:family="text">
      <style:text-properties officeooo:rsid="0004f433"/>
    </style:style>
    <style:style style:name="T2" style:family="text">
      <style:text-properties officeooo:rsid="0005fe9b"/>
    </style:style>
    <style:style style:name="T3" style:family="text">
      <style:text-properties officeooo:rsid="00081b00"/>
    </style:style>
    <style:style style:name="T4" style:family="text">
      <style:text-properties fo:font-variant="normal" fo:text-transform="none" fo:color="#1a1a1a" loext:opacity="100%" style:font-name="serif" fo:font-size="12pt" fo:letter-spacing="normal" fo:font-style="normal" fo:font-weight="normal"/>
    </style:style>
    <style:style style:name="T5" style:family="text">
      <style:text-properties officeooo:rsid="000f93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gency and Autonomy</text:p>
      <text:p text:style-name="P1"/>
      <text:p text:style-name="P4">Se quiere establecer las nociones de agencia y autonomia, además de las relaciones entre estas. Usando el lenguaje Z se tiene que agentes, los cuales tienen objetivos, y agentes autonomos, los cuales tienen motivaciones.</text:p>
      <text:p text:style-name="P1"/>
      <text:p text:style-name="P1">Agentes – BDI</text:p>
      <text:p text:style-name="P1"/>
      <text:p text:style-name="P2"><text:span text:style-name="T1">Se habla del modelo BDI para razonamiento de agentes. </text:span><text:span text:style-name="T2">Este posee una semantica abstracta elegante y varias implementaciones exitosas. </text:span><text:span text:style-name="T3">Se compara BDI con otros modelos.</text:span></text:p>
      <text:p text:style-name="P1"/>
      <text:p text:style-name="P1">Argumentation applied to Cyber Security</text:p>
      <text:p text:style-name="P1"/>
      <text:p text:style-name="P6">Se presenta una aplicación de ejemplo del framework DeLP3E. Analisis en tiempo real como incident response. DeLP3E una combinación de dialectical reasoning, rule-based infer ence, y probabilistic modeling. No solo sugiere respuestas a situaciones dadas, sino explica porque llega a dichas conclusiones. </text:p>
      <text:p text:style-name="P3"/>
      <text:p text:style-name="P3"><text:span text:style-name="T3">Utiliza técnicas como </text:span>argumentation, logic programming, <text:span text:style-name="T3">y</text:span>probabilistic reasoning.</text:p>
      <text:p text:style-name="P1"/>
      <text:p text:style-name="P1">Belief Revision for Ontologies</text:p>
      <text:p text:style-name="P1"/>
      <text:p text:style-name="P5">Belief Revision lidia con el problema de agregar nueva información a una ontología.</text:p>
      <text:p text:style-name="P1"/>
      <text:p text:style-name="P1">Debunking the Chinese Room Argument</text:p>
      <text:p text:style-name="P1"/>
      <text:p text:style-name="P10">Searle imagines himself alone in a room following a computer program for responding to Chinese characters slipped under the door. Searle understands nothing of Chinese, and yet, by following the program for manipulating symbols and numerals just as a computer does, he sends appropriate strings of Chinese characters back out under the door, and this leads those outside to mistakenly suppose there is a Chinese speaker in the room.</text:p>
      <text:p text:style-name="P11"><text:span text:style-name="T4">The narrow conclusion of the argument is that programming a digital computer may make it appear to understand language but could not produce real understanding. Hence the “Turing Test” is inadequate. Searle argues that the thought experiment underscores the fact that computers merely use syntactic rules to manipulate symbol strings, but have no understanding of meaning or semantics. The broader conclusion of the argument is that the theory that human minds are computer-like computational or information processing systems is refuted. Instead minds must result from biological processes; computers can at best simulate these biological processes. Thus the argument has large </text:span><text:soft-page-break/><text:span text:style-name="T4">implications for semantics, philosophy of language and mind, theories of consciousness, computer science and cognitive science generally.</text:span></text:p>
      <text:p text:style-name="P1"/>
      <text:p text:style-name="P1">Inconsistency - Preferred subtheories</text:p>
      <text:p text:style-name="P1"/>
      <text:p text:style-name="P1">We herefore propose two generalizations of Poole's system: in the first generalization several layers of possible hypotheses representing different degrees of reliability are introduced. In a second further generalization a partial ordering between premises is used to distinguish between more and less reliable formulas. In both approaches a formula is provable from a theory if it is possible to construct a consistent argument for it based on the most reliable hypotheses. This allows for a simple representation of priorities between defaults.</text:p>
      <text:p text:style-name="P1"/>
      <text:p text:style-name="P1">Inconsitency - General Framework</text:p>
      <text:p text:style-name="P1"/>
      <text:p text:style-name="P1">We start with Tarski and Scott’s axiomatization of logics, but drop their monotonicity require- ments that we believe are too strong for AI. For such a logic L, we deﬁne the concept of an option. Options are sets of formulas in L that are closed and consistent according to the notion of consequence and consistency in L. We show that by deﬁning an appropriate preference relation on options, we can capture several existing works such as Brewka’s subtheories. We also provide algorithms to com- pute most preferred options.</text:p>
      <text:p text:style-name="P1"/>
      <text:p text:style-name="P8">The aims of the paper are: </text:p>
      <text:p text:style-name="P8">1. to propose a uniﬁed framework for reasoning about in- consistency, which captures existing approaches as a special case and provides an easy basis for comparison.</text:p>
      <text:p text:style-name="P8">2. to apply the framework using any logic (monotonic or nonmonotonic), including ones for which inconsistency management has not been studied before (e.g. temporal, probabilistic logics).</text:p>
      <text:p text:style-name="P8">3. to allow end-users to bring their domain knowledge to bear, allowing them to voice an opinion on what works for them, not what a system manager decided was right for them., in other words, to take into account the pref- erences of the end-user.</text:p>
      <text:p text:style-name="P8">4. to propose efﬁcient algorithms for computing the pre- ferred options.</text:p>
      <text:p text:style-name="P1"/>
      <text:p text:style-name="P1">Neuro Symbolic AI</text:p>
      <text:p text:style-name="P1"/>
      <text:p text:style-name="P1">Symbolic Systems in Artificial Intelligence which are based on formal logic and deductive reasoning are fundamentally different from Artificial Intelligence systems based on artificial neural networks, such as deep learning approaches. The difference is not only in their inner workings and general approach, but also with respect to capabilities. Neural-symbolic Integration, as a field of study, aims to bridge between the two paradigms. In this paper, we will discuss neural-symbolic integration in its relation to the Semantic Web field, with a focus on promises and possible benefits for both, and report on some current research on the topic.</text:p>
      <text:p text:style-name="P1"><text:soft-page-break/></text:p>
      <text:p text:style-name="P1">Philosophical Problems in Belief Revision – Ferme</text:p>
      <text:p text:style-name="P1"/>
      <text:p text:style-name="P9"><text:span text:style-name="T5">Esta es muy similar a una secuela de lo que vimos de teoria AGM.</text:span></text:p>
      <text:p text:style-name="P1"/>
      <text:p text:style-name="P1">Rational Agents - Planning - Strips </text:p>
      <text:p text:style-name="P1"/>
      <text:p text:style-name="P1">We describe a new problem solver called STRIPS that attempts to find a sequence o f operators in a spcce o f world models to transform a given initial world model into a model in which a given goal formula can be proven to be true. STRIPS represents a world n,~del as an arbitrary collection o f first-order predicate calculus formulas and is designed to work with .models con- sisting o f large numbers o f formulas. It employs a resolution theorem prover to answer ques- tions o f particular models and uses means-ends analysis to guide it to the desired goal-satisfying model.</text:p>
      <text:p text:style-name="P1"/>
      <text:p text:style-name="P1">Razonamiento_bajo_Incertidumbre_Tractable-Probabilistic-FOL </text:p>
      <text:p text:style-name="P1"/>
      <text:p text:style-name="P1">Tractable subsets of first-order logic are a central topic in AI research. Several of these formalisms have been used as the basis for first-order probabilistic languages. However, these are intractable, losing the original moti- vation. Here we propose the first non-trivially tractable first-order probabilistic language. It is a subset of Markov logic, and uses probabilistic class and part hier- archies to control complexity. We call it TML (Tractable Markov Logic). We show that TML knowledge bases allow for efficient inference even when the correspond- ing graphical models have very high treewidth. We also show how probabilistic inheritance, default reasoning, and other inference patterns can be carried out in TML. TML opens up the prospect of efficient large-scale first- order probabilistic infere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erif" svg:font-family="serif"/>
    <style:font-face style:name="FreeSans1" svg:font-family="FreeSans" style:font-family-generic="swiss"/>
    <style:font-face style:name="DejaVu Sans Mono" svg:font-family="'DejaVu Sans Mono'" style:font-family-generic="modern" style:font-pitch="fixed"/>
    <style:font-face style:name="Noto Sans Mono CJK SC" svg:font-family="'Noto Sans Mono CJK SC'"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8T19:11:09.051714480</meta:creation-date>
    <dc:date>2020-10-31T20:12:56.618001434</dc:date>
    <meta:editing-duration>PT3H8M21S</meta:editing-duration>
    <meta:editing-cycles>14</meta:editing-cycles>
    <meta:generator>LibreOffice/7.0.1.2$Linux_X86_64 LibreOffice_project/00$Build-2</meta:generator>
    <meta:document-statistic meta:table-count="0" meta:image-count="0" meta:object-count="0" meta:page-count="3" meta:paragraph-count="29" meta:word-count="970" meta:character-count="6344" meta:non-whitespace-character-count="5397"/>
  </office:meta>
</office:document-meta>
</file>